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_20_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style:text-underline-style="none" officeooo:paragraph-rsid="001d23ec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ec46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style:text-underline-style="non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none" officeooo:paragraph-rsid="001d23ec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d23ec" style:font-size-asian="10pt" style:font-size-complex="10pt"/>
    </style:style>
    <style:style style:name="P11" style:family="paragraph" style:parent-style-name="UrbanBody_20_">
      <style:text-properties style:font-name="arial" style:text-underline-style="none"/>
    </style:style>
    <style:style style:name="P12" style:family="paragraph" style:parent-style-name="UrbanBody_20_" style:list-style-name="L1">
      <style:text-properties style:font-name="arial" style:text-underline-style="none"/>
    </style:style>
    <style:style style:name="P13" style:family="paragraph" style:parent-style-name="UrbanBody_20_">
      <style:text-properties style:font-name="arial" fo:font-size="11pt" fo:letter-spacing="-0.005cm" style:text-underline-style="none" style:font-size-asian="11pt"/>
    </style:style>
    <style:style style:name="P14" style:family="paragraph" style:parent-style-name="UrbanBody_20_">
      <style:text-properties style:font-name="arial" fo:font-style="normal" style:text-underline-style="none" style:font-style-asian="normal" style:font-style-complex="normal"/>
    </style:style>
    <style:style style:name="P15" style:family="paragraph" style:parent-style-name="UrbanBody_20_">
      <style:paragraph-properties fo:margin-left="0cm" fo:margin-right="0cm" fo:text-indent="0cm" style:auto-text-indent="false"/>
      <style:text-properties style:font-name="arial" style:text-underline-style="none"/>
    </style:style>
    <style:style style:name="P16" style:family="paragraph" style:parent-style-name="UrbanTitle">
      <style:text-properties style:font-name="arial" style:text-underline-style="none" officeooo:paragraph-rsid="001d23ec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fo:letter-spacing="-0.005cm"/>
    </style:style>
    <style:style style:name="T9" style:family="text">
      <style:text-properties fo:letter-spacing="-0.005cm" style:font-name-complex="Arial"/>
    </style:style>
    <style:style style:name="T10" style:family="text">
      <style:text-properties fo:letter-spacing="-0.005cm" fo:language="zxx" fo:country="none" style:language-asian="zxx" style:country-asian="none"/>
    </style:style>
    <style:style style:name="T11" style:family="text">
      <style:text-properties fo:language="fr" fo:country="B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letter-spacing="normal" fo:language="fr" fo:country="FR" fo:font-style="normal" style:text-underline-style="solid" style:text-underline-width="auto" style:text-underline-color="font-color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font-name="arial" fo:font-size="11pt" fo:font-style="normal" style:text-underline-style="solid" style:text-underline-width="auto" style:text-underline-color="font-color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style:font-name="arial"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7"><text:span text:style-name="T27">do text</text:span></text:p><text:p text:style-name="P17"><text:span text:style-name="T2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15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5"><text:span text:style-name="T2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4"><text:s/></text:span><text:span text:style-name="T23"><text:conditional-text text:condition="ooow:&quot;view.do_mailing()&quot;" text:string-value-if-true="&quot;mailed_data.name1&quot;" text:string-value-if-false="">mailed_data.name1</text:conditional-text></text:span><text:span text:style-name="T24"><text:s/></text:span><text:span text:style-name="T23"><text:conditional-text text:condition="ooow:&quot;view.do_mailing()&quot;" text:string-value-if-true="&quot;mailed_data.name2&quot;" text:string-value-if-false="">mailed_data.name2</text:conditional-text></text:span><text:span text:style-name="T24"><text:line-break/></text:span><text:span text:style-name="T23"><text:conditional-text text:condition="ooow:&quot;view.do_mailing()&quot;" text:string-value-if-true="&quot;mailed_data.street&quot;" text:string-value-if-false="">mailed_data.street</text:conditional-text></text:span><text:span text:style-name="T23">, </text:span><text:span text:style-name="T23"><text:conditional-text text:condition="ooow:&quot;view.do_mailing()&quot;" text:string-value-if-true="&quot;mailed_data.number&quot;" text:string-value-if-false="">mailed_data.number</text:conditional-text></text:span><text:span text:style-name="T24"><text:line-break/></text:span><text:span text:style-name="T23"><text:conditional-text text:condition="ooow:&quot;view.do_mailing()&quot;" text:string-value-if-true="&quot;mailed_data.zipcode&quot;" text:string-value-if-false="">mailed_data.zipcode</text:conditional-text></text:span><text:span text:style-name="T23"> </text:span><text:span text:style-name="T2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6"/>
      <text:p text:style-name="P16">Demande recevable</text:p>
      <text:p text:style-name="P11"/>
      <text:p text:style-name="P11"><text:span text:style-name="T12"><office:annotation><dc:creator>Gauthier Bastien</dc:creator><dc:date>2011-01-13T14:56:41</dc:date><text:p text:style-name="P17"><text:span text:style-name="T32">do text</text:span></text:p><text:p text:style-name="P17"><text:span text:style-name="T32">from document(at=reference, format='odt')</text:span></text:p></office:annotation></text:span>Import depuis reference.odt</text:p>
      <text:p text:style-name="P11"/>
      <text:p text:style-name="P11"><office:annotation><dc:creator>Gauthier Bastien</dc:creator><dc:date>2011-02-16T16:12:24</dc:date><text:p text:style-name="P17"><text:span text:style-name="T3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7"><text:span text:style-name="T3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/>
      <text:p text:style-name="P11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3"/>
      <text:p text:style-name="P15"><text:span text:style-name="T7">Conformément à </text:span><text:span text:style-name="T8">l’article 14 § 4 du </text:span><text:span text:style-name="T9">décret du 11 mars 1999 relatif au permis d’environnement, v</text:span><text:span text:style-name="T8">otre déclaration du </text:span><text:span text:style-name="T8"><text:text-input text:description="Evénement-Date de réception">tool.formatDate(urbanEventObj.getReceiptDate())</text:text-input></text:span><text:span text:style-name="T8"><text:s/>dont objet sous <text:s/>rubrique a été déclaré recevable</text:span><text:span text:style-name="T10">.</text:span></text:p>
      <text:p text:style-name="P11"/>
      <text:p text:style-name="P11">Je vous transmets en annexe copie : </text:p>
      <text:list xml:id="list2556464652" text:style-name="L1">
        <text:list-item>
          <text:p text:style-name="P12">des conditions générales ;</text:p>
        </text:list-item>
        <text:list-item>
          <text:p text:style-name="P12"><office:annotation><dc:creator>Simon Delcourt</dc:creator><dc:date>2012-12-03T14:33:22</dc:date><text:p text:style-name="P17"><text:span text:style-name="T28">do text if </text:span><text:span text:style-name="T29">self.getIandSConditions() </text:span></text:p></office:annotation>des conditions intégrales et sectorielles suivantes :</text:p>
        </text:list-item>
      </text:list>
      <text:section text:style-name="Sect1" text:name="Section1">
        <text:p text:style-name="P11"><office:annotation><dc:creator>Simon Delcourt</dc:creator><dc:date>2012-12-03T14:26:38</dc:date><text:p text:style-name="P17"><text:span text:style-name="T28">do section for condition in s</text:span><text:span text:style-name="T29">elf.getIandSConditions() </text:span></text:p></office:annotation><text:tab/>- <text:text-input text:description="Délivré à xxx le xxx">condition.Title()</text:text-input></text:p>
      </text:section>
      <text:list xml:id="list145405180893709" text:continue-numbering="true" text:style-name="L1">
        <text:list-item>
          <text:p text:style-name="P12"><office:annotation><dc:creator>Simon Delcourt</dc:creator><dc:date>2012-12-03T14:33:22</dc:date><text:p text:style-name="P17"><text:span text:style-name="T28">do text if </text:span><text:span text:style-name="T29">self.getIntegralConditions() </text:span></text:p></office:annotation>des conditions intégrales suivantes :</text:p>
        </text:list-item>
      </text:list>
      <text:section text:style-name="Sect1" text:name="Section2">
        <text:p text:style-name="P11"><office:annotation><dc:creator>Simon Delcourt</dc:creator><dc:date>2012-12-03T14:26:38</dc:date><text:p text:style-name="P17"><text:span text:style-name="T28">do section for condition in s</text:span><text:span text:style-name="T29">elf.getIntegralConditions() </text:span></text:p></office:annotation><text:tab/>- <text:text-input text:description="Délivré à xxx le xxx">condition.Title()</text:text-input></text:p>
      </text:section>
      <text:list xml:id="list145405640547734" text:continue-numbering="true" text:style-name="L1">
        <text:list-item>
          <text:p text:style-name="P12"><office:annotation><dc:creator>Simon Delcourt</dc:creator><dc:date>2012-12-03T14:33:22</dc:date><text:p text:style-name="P17"><text:span text:style-name="T28">do text if </text:span><text:span text:style-name="T29">self.getSectorialConditions() </text:span></text:p></office:annotation>des conditions sectorielles suivantes :</text:p>
        </text:list-item>
      </text:list>
      <text:section text:style-name="Sect1" text:name="Section3">
        <text:p text:style-name="P11"><office:annotation><dc:creator>Simon Delcourt</dc:creator><dc:date>2012-12-03T14:26:38</dc:date><text:p text:style-name="P17"><text:span text:style-name="T28">do section for condition in s</text:span><text:span text:style-name="T29">elf.getSectorialConditions() </text:span></text:p></office:annotation><text:tab/>- <text:text-input text:description="Délivré à xxx le xxx">condition.Title()</text:text-input></text:p>
      </text:section>
      <text:p text:style-name="P11"/>
      <text:p text:style-name="P11">à respecter dans le cadre de votre déclaration.</text:p>
      <text:p text:style-name="P11"/>
      <text:p text:style-name="P11">Des conditions complémentaires seront requise. Celles-ci vous seront notifiées dans un délai de 30 jours à dater de l’accusé de réception de votre déclaration ou à dater de la date d’envoi par recommandée de votre déclaration.</text:p>
      <text:p text:style-name="P11"/>
      <text:p text:style-name="P11"><text:span text:style-name="T11">Comme le prévoit la procédure applicable en la matière, une copie de votre déclaration a été transmise ce jour, avec la mention « enregistrée » au Fonctionnaire Technique et au Fonctionnaire Délégué du Service Public de Wallonie.</text:span> </text:p>
      <text:p text:style-name="P11"/>
      <text:p text:style-name="P11"/>
      <text:p text:style-name="P11"><text:text-input text:description="Délivré à xxx le xxx">urbanEventObj.getFormattedDate(forDelivery=True)</text:text-input></text:p>
      <text:p text:style-name="P7"><text:s text:c="100"/>Le Chef de Bureau- Eco-Conseillère,</text:p>
      <text:p text:style-name="P14"><text:soft-page-break/></text:p>
      <text:p text:style-name="P14"/>
      <text:p text:style-name="P14"><text:s/><text:tab/><text:tab/><text:tab/><text:tab/><text:tab/><text:tab/><text:tab/><text:tab/> <text:s text:c="4"/>Nom du chef de Bureau</text:p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1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54:04.407228915</dc:date>
    <dc:language>fr-FR</dc:language>
    <meta:editing-cycles>78</meta:editing-cycles>
    <meta:editing-duration>P1DT7H46M30S</meta:editing-duration>
    <meta:document-statistic meta:table-count="1" meta:image-count="0" meta:object-count="0" meta:page-count="2" meta:paragraph-count="26" meta:word-count="215" meta:character-count="1701" meta:non-whitespace-character-count="1419"/>
    <meta:user-defined meta:name="Info 1"/>
    <meta:user-defined meta:name="Info 2"/>
    <meta:user-defined meta:name="Info 3"/>
    <meta:user-defined meta:name="Info 4"/>
  </office:meta>
</office:document-meta>
</file>